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80000012CAE2726DD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334cm"/>
    </style:style>
    <style:style style:name="gr2" style:family="graphic" style:parent-style-name="standard">
      <style:graphic-properties draw:stroke="none" svg:stroke-color="#000000" draw:fill="none" draw:fill-color="#ffffff" fo:min-height="2.925cm"/>
    </style:style>
    <style:style style:name="gr3" style:family="graphic" style:parent-style-name="standard">
      <style:graphic-properties draw:stroke="none" svg:stroke-color="#000000" draw:fill="none" draw:fill-color="#ffffff" fo:min-height="5.969cm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93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style:font-name="TrendexLightSSi"/>
    </style:style>
    <style:style style:name="T1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TrendexLightSS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542cm" svg:height="5.584cm" svg:x="1.381cm" svg:y="1.381cm">
          <draw:text-box>
            <text:p/>
          </draw:text-box>
        </draw:frame>
        <draw:frame draw:style-name="gr2" draw:text-style-name="P2" draw:layer="layout" svg:width="19.59cm" svg:height="5.679cm" svg:x="1cm" svg:y="1.254cm">
          <draw:text-box>
            <text:p text:style-name="P1"><text:span text:style-name="T1">Open-Source</text:span></text:p>
            <text:p text:style-name="P1"><text:span text:style-name="T1">LAN Party</text:span></text:p>
          </draw:text-box>
        </draw:frame>
        <draw:frame draw:style-name="gr3" draw:text-style-name="P3" draw:layer="layout" svg:width="23.495cm" svg:height="6.219cm" svg:x="0.619cm" svg:y="20.304cm">
          <draw:text-box>
            <text:p text:style-name="P3">Friday, November 7th </text:p>
            <text:p text:style-name="P3">6:00p <text:s/>Lawson B155</text:p>
          </draw:text-box>
        </draw:frame>
        <draw:frame draw:style-name="gr3" draw:text-style-name="P3" draw:layer="layout" svg:width="9.906cm" svg:height="11.304cm" svg:x="10.398cm" svg:y="7.603cm">
          <draw:text-box>
            <text:p text:style-name="P4"><text:span text:style-name="T2">Alien Arena</text:span></text:p>
            <text:p text:style-name="P4"><text:span text:style-name="T2">Nethack</text:span></text:p>
            <text:p text:style-name="P4"><text:span text:style-name="T2">0ad</text:span></text:p>
            <text:p text:style-name="P4"><text:span text:style-name="T2">Armagetron</text:span></text:p>
            <text:p text:style-name="P4"><text:span text:style-name="T2">Warzone 2100</text:span></text:p>
            <text:p text:style-name="P4"><text:span text:style-name="T2"/></text:p>
            <text:p text:style-name="P4"><text:span text:style-name="T2"/></text:p>
          </draw:text-box>
        </draw:frame>
        <draw:frame draw:style-name="gr4" draw:text-style-name="P5" draw:layer="layout" svg:width="10.795cm" svg:height="1.189cm" svg:x="2.778cm" svg:y="25.638cm">
          <draw:text-box>
            <text:p text:style-name="P1"><text:span text:style-name="T3">Hosted by Purdue Linux Users Group</text:span></text:p>
          </draw:text-box>
        </draw:frame>
        <draw:frame draw:style-name="gr5" draw:text-style-name="P1" draw:layer="layout" svg:width="5.01cm" svg:height="5.078cm" svg:x="14.405cm" svg:y="21.701cm">
          <draw:image xlink:href="Pictures/10000201000001280000012CAE2726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4-11-03T19:51:25.802161600</dc:date>
    <meta:editing-duration>PT12M5S</meta:editing-duration>
    <meta:editing-cycles>8</meta:editing-cycles>
    <meta:generator>LibreOffice/4.1.6.2$Linux_X86_64 LibreOffice_project/410$Build-2</meta:generator>
    <dc:creator>Evan Widloski</dc:creator>
    <meta:document-statistic meta:object-count="6"/>
  </office:meta>
</office:document-meta>
</file>